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3.261cm"/>
    </style:style>
    <style:style style:name="Tabla1.D" style:family="table-column">
      <style:table-column-properties style:column-width="5.78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3e63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60fd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7a2c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3e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60f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472a7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e36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f82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22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37a2c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818f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3e63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818f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0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placeholder text:placeholder-type="text">&lt;for each="o in objects"&gt;</text:placeholder></text:p>
      <text:p text:style-name="P4">RESUMEN DE COLABOR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DESDE:</text:p>
          </table:table-cell>
          <table:table-cell table:style-name="Tabla1.A1" office:value-type="string">
            <text:p text:style-name="P39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14">HASTA:</text:p>
          </table:table-cell>
          <table:table-cell table:style-name="Tabla1.A1" office:value-type="string">
            <text:p text:style-name="P39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SERVICIO:</text:p>
          </table:table-cell>
          <table:table-cell table:style-name="Tabla1.A1" table:number-columns-spanned="3" office:value-type="string">
            <text:p text:style-name="P39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LUGAR:</text:p>
          </table:table-cell>
          <table:table-cell table:style-name="Tabla1.A1" table:number-columns-spanned="3" office:value-type="string">
            <text:p text:style-name="P39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23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33">#</text:p>
            </table:table-cell>
            <table:table-cell table:style-name="Tabla3.A1" office:value-type="string">
              <text:p text:style-name="P35">Colaborador</text:p>
            </table:table-cell>
            <table:table-cell table:style-name="Tabla3.A1" table:number-columns-spanned="2" office:value-type="string">
              <text:p text:style-name="P36">A tiempo</text:p>
            </table:table-cell>
            <table:covered-table-cell/>
            <table:table-cell table:style-name="Tabla3.A1" table:number-columns-spanned="2" office:value-type="string">
              <text:p text:style-name="P36">Atrasos</text:p>
            </table:table-cell>
            <table:covered-table-cell/>
            <table:table-cell table:style-name="Tabla3.A1" table:number-columns-spanned="2" office:value-type="string">
              <text:p text:style-name="P36">Faltas</text:p>
            </table:table-cell>
            <table:covered-table-cell/>
            <table:table-cell table:style-name="Tabla3.A1" office:value-type="string">
              <text:p text:style-name="P36">Total</text:p>
            </table:table-cell>
            <table:table-cell table:style-name="Tabla3.A1" office:value-type="string">
              <text:p text:style-name="P34"><text:span text:style-name="T3">P. </text:span><text:span text:style-name="T4">Perdidos</text:span></text:p>
            </table:table-cell>
            <table:table-cell table:style-name="Tabla3.A1" office:value-type="string">
              <text:p text:style-name="P34"><text:span text:style-name="T3">P. </text:span><text:span text:style-name="T4">Ganados</text:span></text:p>
            </table:table-cell>
            <table:table-cell table:style-name="Tabla3.A1" office:value-type="string">
              <text:p text:style-name="P37">Total</text:p>
            </table:table-cell>
            <table:table-cell table:style-name="Tabla3.M1" office:value-type="string">
              <text:p text:style-name="P38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44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44"/>
          </table:table-cell>
        </table:table-row>
        <table:table-row>
          <table:table-cell table:style-name="Tabla3.A3" office:value-type="string">
            <text:p text:style-name="P28"><text:placeholder text:placeholder-type="text">&lt;row['num']&gt;</text:placeholder></text:p>
          </table:table-cell>
          <table:table-cell table:style-name="Tabla3.B3" office:value-type="string">
            <text:p text:style-name="P27"><text:placeholder text:placeholder-type="text">&lt;row['name']&gt;</text:placeholder></text:p>
          </table:table-cell>
          <table:table-cell table:style-name="Tabla3.C3" office:value-type="string">
            <text:p text:style-name="P28"><text:placeholder text:placeholder-type="text">&lt;row['just_time']&gt;</text:placeholder></text:p>
          </table:table-cell>
          <table:table-cell table:style-name="Tabla3.D3" office:value-type="string">
            <text:p text:style-name="P18"><text:placeholder text:placeholder-type="text" text:description="if test=&quot;o.date_start&quot;">&lt;if test="row['porcentual_just_time']=='100.0%'"&gt;</text:placeholder></text:p>
            <text:p text:style-name="P48"><text:placeholder text:placeholder-type="text">&lt;row['porcentual_just_time']&gt;</text:placeholder></text:p>
            <text:p text:style-name="P41"><text:placeholder text:placeholder-type="text">&lt;/if&gt;</text:placeholder></text:p>
            <text:p text:style-name="P18"><text:placeholder text:placeholder-type="text" text:description="if test=&quot;o.date_start&quot;">&lt;if test="row['porcentual_just_time'] != '100.0%'"&gt;</text:placeholder><text:soft-page-break/></text:p>
            <text:p text:style-name="P30"><text:placeholder text:placeholder-type="text">&lt;row['porcentual_just_time']&gt;</text:placeholder></text:p>
            <text:p text:style-name="P10"><text:placeholder text:placeholder-type="text">&lt;/if&gt;</text:placeholder></text:p>
          </table:table-cell>
          <table:table-cell table:style-name="Tabla3.E3" office:value-type="string">
            <text:p text:style-name="P29"><text:placeholder text:placeholder-type="text">&lt;row['late']&gt;</text:placeholder></text:p>
          </table:table-cell>
          <table:table-cell table:style-name="Tabla3.F3" office:value-type="string">
            <text:p text:style-name="P20"><text:placeholder text:placeholder-type="text" text:description="if test=&quot;o.date_start&quot;">&lt;if test="row['porcentual_late']=='100.0%'"&gt;</text:placeholder></text:p>
            <text:p text:style-name="P49"><text:placeholder text:placeholder-type="text">&lt;row['porcentual_late']&gt;</text:placeholder></text:p>
            <text:p text:style-name="P43"><text:placeholder text:placeholder-type="text">&lt;/if&gt;</text:placeholder></text:p>
            <text:p text:style-name="P20"><text:placeholder text:placeholder-type="text" text:description="if test=&quot;o.date_start&quot;">&lt;if test="row['porcentual_late'] != '100.0%'"&gt;</text:placeholder></text:p>
            <text:p text:style-name="P32"><text:soft-page-break/><text:placeholder text:placeholder-type="text">&lt;row['porcentual_late']&gt;</text:placeholder></text:p>
            <text:p text:style-name="P12"><text:placeholder text:placeholder-type="text">&lt;/if&gt;</text:placeholder></text:p>
          </table:table-cell>
          <table:table-cell table:style-name="Tabla3.G3" office:value-type="string">
            <text:p text:style-name="P28"><text:placeholder text:placeholder-type="text">&lt;row['absence']&gt;</text:placeholder></text:p>
          </table:table-cell>
          <table:table-cell table:style-name="Tabla3.H3" office:value-type="string">
            <text:p text:style-name="P19"><text:placeholder text:placeholder-type="text" text:description="if test=&quot;o.date_start&quot;">&lt;if test="row['porcentual_absence']=='100.0%'"&gt;</text:placeholder></text:p>
            <text:p text:style-name="P47"><text:placeholder text:placeholder-type="text">&lt;row['porcentual_absence']&gt;</text:placeholder></text:p>
            <text:p text:style-name="P42"><text:placeholder text:placeholder-type="text">&lt;/if&gt;</text:placeholder></text:p>
            <text:p text:style-name="P19"><text:placeholder text:placeholder-type="text" text:description="if test=&quot;o.date_start&quot;">&lt;if test="row['porcentual_absence'] != '100.0%'"&gt;</text:placeholder><text:soft-page-break/></text:p>
            <text:p text:style-name="P31"><text:placeholder text:placeholder-type="text">&lt;row['porcentual_absence']&gt;</text:placeholder></text:p>
            <text:p text:style-name="P11"><text:placeholder text:placeholder-type="text">&lt;/if&gt;</text:placeholder></text:p>
          </table:table-cell>
          <table:table-cell table:style-name="Tabla3.I3" office:value-type="string">
            <text:p text:style-name="P28"><text:placeholder text:placeholder-type="text">&lt;row['colaboraciones']&gt;</text:placeholder></text:p>
          </table:table-cell>
          <table:table-cell table:style-name="Tabla3.J3" office:value-type="string">
            <text:p text:style-name="P24"><text:placeholder text:placeholder-type="text">&lt;row['puntos_perdidos']&gt;</text:placeholder></text:p>
          </table:table-cell>
          <table:table-cell table:style-name="Tabla3.K3" office:value-type="string">
            <text:p text:style-name="P24"><text:placeholder text:placeholder-type="text">&lt;row['puntos_ganados']&gt;</text:placeholder></text:p>
          </table:table-cell>
          <table:table-cell table:style-name="Tabla3.L3" office:value-type="string">
            <text:p text:style-name="P17"><text:placeholder text:placeholder-type="text" text:description="if test=&quot;o.date_start&quot;">&lt;if test="row['puntos']&lt;0"&gt;</text:placeholder></text:p>
            <text:p text:style-name="P46"><text:placeholder text:placeholder-type="text">&lt;row['puntos']&gt;</text:placeholder></text:p>
            <text:p text:style-name="P40"><text:placeholder text:placeholder-type="text">&lt;/if&gt;</text:placeholder></text:p>
            <text:p text:style-name="P17"><text:placeholder text:placeholder-type="text" text:description="if test=&quot;o.date_start&quot;">&lt;if test="row['puntos']&gt;=0"&gt;</text:placeholder></text:p>
            <text:p text:style-name="P26"><text:placeholder text:placeholder-type="text">&lt;row['puntos']&gt;</text:placeholder></text:p>
            <text:p text:style-name="P9"><text:placeholder text:placeholder-type="text">&lt;/if&gt;</text:placeholder></text:p>
          </table:table-cell>
          <table:table-cell table:style-name="Tabla3.M3" office:value-type="string">
            <text:p text:style-name="P15"><text:placeholder text:placeholder-type="text" text:description="if test=&quot;o.date_start&quot;">&lt;if test="row['conexiones']==0"&gt;</text:placeholder></text:p>
            <text:p text:style-name="P45"><text:placeholder text:placeholder-type="text">&lt;row['conexiones']&gt;</text:placeholder></text:p>
            <text:p text:style-name="P7"><text:placeholder text:placeholder-type="text">&lt;/if&gt;</text:placeholder></text:p>
            <text:p text:style-name="P16"><text:placeholder text:placeholder-type="text" text:description="if test=&quot;o.date_start&quot;">&lt;if test="row['conexiones']&gt;0"&gt;</text:placeholder></text:p>
            <text:p text:style-name="P25"><text:placeholder text:placeholder-type="text">&lt;row['conexiones']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3.A4" table:number-columns-spanned="12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44"/>
          </table:table-cell>
        </table:table-row>
      </table:table>
      <text:p text:style-name="P21"><text:span text:style-name="T1">FECHA:</text:span><text:span text:style-name="T2"> </text:span><text:span text:style-name="T2"><text:placeholder text:placeholder-type="text">&lt;time_d()&gt;</text:placeholder></text:span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1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40</meta:editing-cycles>
    <meta:creation-date>2010-08-04T00:25:00</meta:creation-date>
    <dc:date>2013-11-18T10:16:48</dc:date>
    <meta:editing-duration>P1DT32M1S</meta:editing-duration>
    <meta:generator>LibreOffice/4.0.2.2$Linux_X86_64 LibreOffice_project/400m0$Build-2</meta:generator>
    <dc:creator>Edgar </dc:creator>
    <meta:document-statistic meta:table-count="3" meta:image-count="0" meta:object-count="0" meta:page-count="2" meta:paragraph-count="73" meta:word-count="105" meta:character-count="1298" meta:non-whitespace-character-count="1266"/>
    <meta:template xlink:type="simple" xlink:actuate="onRequest" xlink:title="Normal" xlink:href=""/>
  </office:meta>
</office:document-meta>
</file>